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64cm"/>
    </style:style>
    <style:style style:name="co4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4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#2a6099" fo:border="0.74pt solid #000000"/>
      <style:text-properties fo:color="#ffffff"/>
    </style:style>
    <style:style style:name="ce20" style:family="table-cell" style:parent-style-name="Default">
      <style:table-cell-properties fo:border="0.74pt solid #000000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0.175cm" fo:min-width="0.175cm"/>
      <style:paragraph-properties fo:text-align="center"/>
    </style:style>
    <style:style style:name="gr3" style:family="graphic">
      <style:graphic-properties draw:fill-color="#ffffff" draw:textarea-horizontal-align="justify" draw:textarea-vertical-align="middle" draw:auto-grow-height="false" fo:min-height="0.213cm" fo:min-width="0.208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" table:style-name="ta1">
        <office:forms form:automatic-focus="false" form:apply-design-mode="false"/>
        <table:table-column table:style-name="co1" table:number-columns-repeated="69" table:default-cell-style-name="ce23"/>
        <table:table-column table:style-name="co2" table:number-columns-repeated="955" table:default-cell-style-name="ce35"/>
        <table:table-row table:style-name="ro1">
          <table:table-cell/>
          <table:table-cell table:style-name="ce24"/>
          <table:table-cell table:style-name="ce28" table:number-columns-repeated="2"/>
          <table:table-cell table:style-name="ce24" table:number-columns-repeated="2"/>
          <table:table-cell table:style-name="ce28" table:number-columns-repeated="6"/>
          <table:table-cell table:style-name="ce24" table:number-columns-repeated="5"/>
          <table:table-cell table:style-name="ce28" table:number-columns-repeated="7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24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3"/>
          <table:table-cell table:style-name="ce34"/>
          <table:table-cell table:style-name="ce28" table:number-columns-repeated="3"/>
          <table:table-cell table:number-columns-repeated="955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9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table-cell table:style-name="ce30" office:value-type="string" calcext:value-type="string" table:number-columns-spanned="33" table:number-rows-spanned="3">
            <text:p>User</text:p>
          </table:table-cell>
          <table:covered-table-cell table:number-columns-repeated="32" table:style-name="ce9"/>
          <table:table-cell table:style-name="ce27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27"/>
          <table:table-cell table:style-name="ce32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 table:style-name="ce4"/>
          <table:table-cell table:style-name="ce4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4"/>
          <table:table-cell table:style-name="ce4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4"/>
          <table:table-cell table:style-name="ce4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4"/>
          <table:table-cell table:style-name="ce4" office:value-type="string" calcext:value-type="string" table:number-columns-spanned="27" table:number-rows-spanned="1">
            <text:p>備考</text:p>
          </table:table-cell>
          <table:covered-table-cell table:number-columns-repeated="26" table:style-name="ce4"/>
          <table:table-cell table:number-columns-repeated="955"/>
        </table:table-row>
        <table:table-row table:style-name="ro2">
          <table:table-cell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ユーザーID(メールアドレス)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userI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パスワード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passwor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最終ログイン日時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last_log_dat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DATE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削除期間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delete_dat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INT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期限切れのタスクを削除する期間として、日数を格納(デフォルトで180)</text:p>
          </table:table-cell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" table:style-name="ta1">
        <office:forms form:automatic-focus="false" form:apply-design-mode="false"/>
        <table:table-column table:style-name="co1" table:number-columns-repeated="69" table:default-cell-style-name="ce23"/>
        <table:table-column table:style-name="co2" table:number-columns-repeated="955" table:default-cell-style-name="ce35"/>
        <table:table-row table:style-name="ro1">
          <table:table-cell/>
          <table:table-cell table:style-name="ce24"/>
          <table:table-cell table:style-name="ce28" table:number-columns-repeated="2"/>
          <table:table-cell table:style-name="ce24" table:number-columns-repeated="2"/>
          <table:table-cell table:style-name="ce28" table:number-columns-repeated="6"/>
          <table:table-cell table:style-name="ce24" table:number-columns-repeated="5"/>
          <table:table-cell table:style-name="ce28" table:number-columns-repeated="7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24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3"/>
          <table:table-cell table:style-name="ce34"/>
          <table:table-cell table:style-name="ce28" table:number-columns-repeated="3"/>
          <table:table-cell table:number-columns-repeated="955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9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table-cell table:style-name="ce30" office:value-type="string" calcext:value-type="string" table:number-columns-spanned="33" table:number-rows-spanned="3">
            <text:p>Task</text:p>
          </table:table-cell>
          <table:covered-table-cell table:number-columns-repeated="32" table:style-name="ce9"/>
          <table:table-cell table:style-name="ce27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27"/>
          <table:table-cell table:style-name="ce32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 table:style-name="ce4"/>
          <table:table-cell table:style-name="ce4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4"/>
          <table:table-cell table:style-name="ce4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4"/>
          <table:table-cell table:style-name="ce4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4"/>
          <table:table-cell table:style-name="ce4" office:value-type="string" calcext:value-type="string" table:number-columns-spanned="27" table:number-rows-spanned="1">
            <text:p>備考</text:p>
          </table:table-cell>
          <table:covered-table-cell table:number-columns-repeated="26" table:style-name="ce4"/>
          <table:table-cell table:number-columns-repeated="955"/>
        </table:table-row>
        <table:table-row table:style-name="ro2">
          <table:table-cell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ユーザーID(メールアドレス)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userI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登録日時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register_dat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DATE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達成期限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deadline_dat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DATE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開始日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start_dat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DATE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2">
          <table:table-cell/>
          <table:table-cell table:style-name="ce2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優先度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priority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INT UNSIGNED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1~3(1が優先度が一番低く、3が優先度が一番高い)</text:p>
          </table:table-cell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添付画像のパス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image_path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コメント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comment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TEXT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名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tasknam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N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2">
          <table:table-cell/>
          <table:table-cell table:style-name="ce2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ID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taskI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INT indentity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AUTO INCREMENT</text:p>
          </table:table-cell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2">
          <table:table-cell/>
          <table:table-cell table:style-name="ce2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状態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task_status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BOOLEAN</text:p>
          </table:table-cell>
          <table:covered-table-cell table:number-columns-repeated="7" table:style-name="ce7"/>
          <table:table-cell table:style-name="ce7" office:value-type="string" calcext:value-type="string" table:number-columns-spanned="27" table:number-rows-spanned="1">
            <text:p>TRUEならばタスク達成,FALSEならばタスク未達成</text:p>
          </table:table-cell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2">
          <table:table-cell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グループID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groupI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INT UNSIGNED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Group" table:style-name="ta1">
        <office:forms form:automatic-focus="false" form:apply-design-mode="false"/>
        <table:table-column table:style-name="co1" table:number-columns-repeated="69" table:default-cell-style-name="ce23"/>
        <table:table-column table:style-name="co2" table:number-columns-repeated="955" table:default-cell-style-name="ce35"/>
        <table:table-row table:style-name="ro1">
          <table:table-cell/>
          <table:table-cell table:style-name="ce24"/>
          <table:table-cell table:style-name="ce28" table:number-columns-repeated="2"/>
          <table:table-cell table:style-name="ce24" table:number-columns-repeated="2"/>
          <table:table-cell table:style-name="ce28" table:number-columns-repeated="6"/>
          <table:table-cell table:style-name="ce24" table:number-columns-repeated="5"/>
          <table:table-cell table:style-name="ce28" table:number-columns-repeated="7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24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28" table:number-columns-repeated="3"/>
          <table:table-cell table:style-name="ce24"/>
          <table:table-cell table:style-name="ce28" table:number-columns-repeated="3"/>
          <table:table-cell table:style-name="ce34"/>
          <table:table-cell table:style-name="ce28" table:number-columns-repeated="3"/>
          <table:table-cell table:number-columns-repeated="955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9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table-cell table:style-name="ce30" office:value-type="string" calcext:value-type="string" table:number-columns-spanned="33" table:number-rows-spanned="3">
            <text:p>TaskGroup</text:p>
          </table:table-cell>
          <table:covered-table-cell table:number-columns-repeated="32" table:style-name="ce9"/>
          <table:table-cell table:style-name="ce27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27"/>
          <table:table-cell table:style-name="ce32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style-name="ce27" table:number-columns-spanned="5" table:number-rows-spanned="3"/>
          <table:covered-table-cell table:number-columns-repeated="4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9"/>
          <table:covered-table-cell table:number-columns-repeated="20" table:style-name="ce27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 table:style-name="ce4"/>
          <table:table-cell table:style-name="ce4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4"/>
          <table:table-cell table:style-name="ce4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4"/>
          <table:table-cell table:style-name="ce4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4"/>
          <table:table-cell table:style-name="ce4" office:value-type="string" calcext:value-type="string" table:number-columns-spanned="27" table:number-rows-spanned="1">
            <text:p>備考</text:p>
          </table:table-cell>
          <table:covered-table-cell table:number-columns-repeated="26" table:style-name="ce4"/>
          <table:table-cell table:number-columns-repeated="955"/>
        </table:table-row>
        <table:table-row table:style-name="ro2">
          <table:table-cell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グループID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groupID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INT UNSIGNED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"/>
          <table:table-cell table:style-name="ce7" office:value-type="string" calcext:value-type="string" table:number-columns-spanned="15" table:number-rows-spanned="1">
            <text:p>タスクグループ名</text:p>
          </table:table-cell>
          <table:covered-table-cell table:number-columns-repeated="14" table:style-name="ce7"/>
          <table:table-cell table:style-name="ce7" office:value-type="string" calcext:value-type="string" table:number-columns-spanned="15" table:number-rows-spanned="1">
            <text:p>groupname</text:p>
          </table:table-cell>
          <table:covered-table-cell table:number-columns-repeated="14" table:style-name="ce7"/>
          <table:table-cell table:style-name="ce7" office:value-type="string" calcext:value-type="string" table:number-columns-spanned="8" table:number-rows-spanned="1">
            <text:p>Nvarchar(255)</text:p>
          </table:table-cell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2">
          <table:table-cell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>
          <table:table-cell/>
          <table:table-cell table:style-name="ce2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27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図" table:style-name="ta2">
        <office:forms form:automatic-focus="false" form:apply-design-mode="false"/>
        <table:shapes>
          <draw:line draw:z-index="0" draw:name="線 1" draw:style-name="gr1" draw:text-style-name="P1" svg:x1="6.871cm" svg:y1="1.486cm" svg:x2="9.105cm" svg:y2="1.542cm">
            <text:p/>
          </draw:line>
          <draw:line draw:z-index="1" draw:name="線 2" draw:style-name="gr1" draw:text-style-name="P1" svg:x1="8.707cm" svg:y1="1.543cm" svg:x2="9.105cm" svg:y2="1.9cm">
            <text:p/>
          </draw:line>
          <draw:line draw:z-index="2" draw:name="線 3" draw:style-name="gr1" draw:text-style-name="P1" svg:x1="8.746cm" svg:y1="1.505cm" svg:x2="9.086cm" svg:y2="1.204cm">
            <text:p/>
          </draw:line>
          <draw:custom-shape draw:z-index="3" draw:name="シェイプ 1" draw:style-name="gr2" draw:text-style-name="P2" svg:width="0.247cm" svg:height="0.247cm" svg:x="8.479cm" svg:y="1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" draw:name="垂直線 1" draw:style-name="gr1" draw:text-style-name="P1" svg:x1="3.929cm" svg:y1="2.333cm" svg:x2="3.929cm" svg:y2="8.354cm">
            <text:p/>
          </draw:line>
          <draw:line draw:z-index="5" draw:name="水平線 1" draw:style-name="gr1" draw:text-style-name="P1" svg:x1="4.062cm" svg:y1="8.373cm" svg:x2="9.143cm" svg:y2="8.373cm">
            <text:p/>
          </draw:line>
          <draw:line draw:z-index="6" draw:name="線 4" draw:style-name="gr1" draw:text-style-name="P1" svg:x1="9.162cm" svg:y1="8.166cm" svg:x2="8.352cm" svg:y2="8.335cm">
            <text:p/>
          </draw:line>
          <draw:line draw:z-index="7" draw:name="線 5" draw:style-name="gr1" draw:text-style-name="P1" svg:x1="8.403cm" svg:y1="8.429cm" svg:x2="9.181cm" svg:y2="8.674cm">
            <text:p/>
          </draw:line>
          <draw:custom-shape draw:z-index="8" draw:name="シェイプ 2" draw:style-name="gr3" draw:text-style-name="P2" svg:width="0.294cm" svg:height="0.301cm" svg:x="8.223cm" svg:y="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" draw:name="垂直線 2" draw:style-name="gr1" draw:text-style-name="P1" svg:x1="12.122cm" svg:y1="5.891cm" svg:x2="12.122cm" svg:y2="7.62cm">
            <text:p/>
          </draw:line>
          <draw:line draw:z-index="10" draw:name="線 6" draw:style-name="gr1" draw:text-style-name="P1" svg:x1="12.141cm" svg:y1="6.228cm" svg:x2="12.445cm" svg:y2="5.87cm">
            <text:p/>
          </draw:line>
          <draw:line draw:z-index="11" draw:name="線 7" draw:style-name="gr1" draw:text-style-name="P1" svg:x1="12.16cm" svg:y1="6.284cm" svg:x2="11.837cm" svg:y2="5.908cm">
            <text:p/>
          </draw:line>
          <draw:custom-shape draw:z-index="12" draw:name="シェイプ 3" draw:style-name="gr2" draw:text-style-name="P2" svg:width="0.247cm" svg:height="0.247cm" svg:x="11.989cm" svg:y="6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  <table:table-cell table:style-name="Default" office:value-type="string" calcext:value-type="string">
            <text:p>Task</text:p>
          </table:table-cell>
        </table:table-row>
        <table:table-row table:style-name="ro1">
          <table:table-cell/>
          <table:table-cell table:style-name="ce19" office:value-type="string" calcext:value-type="string">
            <text:p>ユーザーID　 <text:s text:c="2"/>varchar(255)</text:p>
          </table:table-cell>
          <table:table-cell/>
          <table:table-cell table:style-name="ce19" office:value-type="string" calcext:value-type="string">
            <text:p>タスクID　 <text:s text:c="2"/>int identity</text:p>
          </table:table-cell>
        </table:table-row>
        <table:table-row table:style-name="ro1">
          <table:table-cell/>
          <table:table-cell table:style-name="ce20" office:value-type="string" calcext:value-type="string">
            <text:p>パスワード <text:s text:c="5"/>varchar(255)</text:p>
          </table:table-cell>
          <table:table-cell/>
          <table:table-cell office:value-type="string" calcext:value-type="string">
            <text:p><text:span text:style-name="T1">ユーザーID</text:span>  varchar(255)</text:p>
          </table:table-cell>
        </table:table-row>
        <table:table-row table:style-name="ro1">
          <table:table-cell/>
          <table:table-cell table:style-name="ce20" office:value-type="string" calcext:value-type="string">
            <text:p>ログイン日時 <text:s text:c="8"/>DATE</text:p>
          </table:table-cell>
          <table:table-cell/>
          <table:table-cell office:value-type="string" calcext:value-type="string">
            <text:p>登録日時 <text:s text:c="9"/>D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達成期限 <text:s text:c="9"/>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タスク開始日 <text:s text:c="4"/>D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優先度 <text:s text:c="12"/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添付画像のパス 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コメント <text:s text:c="12"/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タスク名 <text:s text:c="11"/>N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タスク状態 <text:s text:c="8"/>Bool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タスクグループID</text:span> INT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TaskGroup</text:p>
          </table:table-cell>
        </table:table-row>
        <table:table-row table:style-name="ro1">
          <table:table-cell table:number-columns-repeated="3"/>
          <table:table-cell table:style-name="ce19" office:value-type="string" calcext:value-type="string">
            <text:p>タスクグループID　 <text:s text:c="2"/>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グループ名 <text:s text:c="5"/>　　　N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ユーザーID</text:span>         　　varchar(25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number-style style:name="N10118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8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8P0"/>
    </number:number-style>
    <number:date-style style:name="N1011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20" number:language="ja" number:country="JP">
      <number:day number:style="long"/>
      <number:text>-</number:text>
      <number:month number:textual="true"/>
    </number:date-style>
    <number:date-style style:name="N10121" number:language="ja" number:country="JP">
      <number:month number:textual="true"/>
      <number:text>-</number:text>
      <number:year/>
    </number:dat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画面遷移図" style:display-name="PageStyle_画面遷移図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4T11:16:12.588000000</dc:date>
    <meta:editing-cycles>42</meta:editing-cycles>
    <meta:editing-duration>PT1H46M28S</meta:editing-duration>
    <meta:generator>LibreOffice/7.3.5.2$Windows_X86_64 LibreOffice_project/184fe81b8c8c30d8b5082578aee2fed2ea847c01</meta:generator>
    <meta:document-statistic meta:table-count="4" meta:cell-count="177" meta:object-count="13"/>
  </office:meta>
</office:document-meta>
</file>